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6.261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 style:vertical-align="top"/>
    </style:style>
    <style:style style:name="ce10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tyle="normal" style:font-style-asian="normal" style:font-style-complex="normal" style:font-name="Liberation Sans" fo:font-size="10pt" style:font-size-asian="10pt" style:font-size-complex="10pt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 style:font-name="Liberation Sans" fo:font-size="10pt" style:font-size-asian="10pt" style:font-size-complex="10pt" fo:font-weight="normal" style:font-weight-asian="normal" style:font-weight-complex="normal" style:use-window-font-color="true" fo:language="fr" fo:country="FR" style:language-asian="zh" style:country-asian="CN" style:language-complex="ar" style:country-complex="SA" style:font-name-asian="Calibri" style:font-name-complex="Times New Roman"/>
    </style:style>
    <style:style style:name="T3" style:family="text">
      <style:text-properties fo:font-style="normal" style:font-style-asian="normal" style:font-style-complex="normal" style:use-window-font-color="true" fo:language="fr" fo:country="FR" style:language-asian="zh" style:country-asian="CN" style:language-complex="ar" style:country-complex="SA" style:font-name-asian="Calibri" style:font-name-complex="Times New Roman" style:font-name="Liberation Sans" fo:font-size="10pt" style:font-size-asian="10pt" style:font-size-complex="10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férentiel documentaire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4" table:number-columns-repeated="4" table:default-cell-style-name="Default"/>
        <table:table-row table:style-name="ro1">
          <table:table-cell table:style-name="ce1" table:number-columns-spanned="4" table:number-rows-spanned="1"/>
          <table:covered-table-cell table:number-columns-repeated="3" table:style-name="Default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3" office:value-type="string" calcext:value-type="string">
            <text:p>Type de documentation</text:p>
          </table:table-cell>
          <table:table-cell table:style-name="ce3" office:value-type="string" calcext:value-type="string">
            <text:p>Détails / exemples d’informations contenues</text:p>
          </table:table-cell>
          <table:table-cell table:style-name="ce3" office:value-type="string" calcext:value-type="string">
            <text:p>Nécessité</text:p>
          </table:table-cell>
          <table:table-cell table:style-name="ce3" office:value-type="string" calcext:value-type="string">
            <text:p>Exis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n d’architecture réseau</text:p>
          </table:table-cell>
          <table:table-cell office:value-type="string" calcext:value-type="string">
            <text:p>- Plans physiques : locaux, bâtiments, actifs, baies, clim, lutte incendie, onduleurs, goulottes de câblage, portes / fenêtres, etc.</text:p>
            <text:p>- Diagramme réseau physique : l'interconnexion entre les divers composants matériels.</text:p>
            <text:p>- Diagramme réseau logique : détails des zones externes, internes, sous-réseaux, DMZ, équipements actifs (routeurs, switchs, firewalls), etc.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chéma de flux de données</text:p>
          </table:table-cell>
          <table:table-cell office:value-type="string" calcext:value-type="string">
            <text:p>- Description des flux de données entre les composants du système : directions, nature des données, etc.</text:p>
            <text:p>- Interconnexion vers l’extérieur (Internet/Partenaires/Prestataires)</text:p>
            <text:p>- Applications métier et logiciels dépendant du SI</text:p>
            <text:p>- Registre de traitement RGPD si existant</text:p>
            <text:p>- Informations sur les protocoles utilisés et les contrôles appliqués à ces flux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ventaire des actifs</text:p>
          </table:table-cell>
          <table:table-cell office:value-type="string" calcext:value-type="string">
            <text:p>- Noms des serveurs, adresses IP, rôles / fonctions au sein du réseau et du SI, services actifs</text:p>
            <text:p>- Systèmes d'exploitation et versions</text:p>
            <text:p>- Configuration et principaux paramètres des services actifs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Équipe d’exploitation</text:p>
          </table:table-cell>
          <table:table-cell office:value-type="string" calcext:value-type="string">
            <text:p>- Noms et rôles des administrateurs des systèmes, des réseaux, des services actifs</text:p>
            <text:p>- Procédures d'accréditation et de gestion des privilèges (attribution, revue, révocation, etc.)</text:p>
            <text:p>- Organigramme des responsable du SI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litique et mesures de sécurité en place</text:p>
          </table:table-cell>
          <table:table-cell office:value-type="string" calcext:value-type="string">
            <text:p>- Configuration des pare-feux, des systèmes de détection et de prévention des intrusions.</text:p>
            <text:p>- Stratégies de sécurité réseau, y compris les règles de segmentation et d'isolement.</text:p>
            <text:p>- Charte d'utilisateur du SI, engagement de confidentialité (notamment envers des sous-traitants ou éditeurs)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tégorie d’utilisateurs et groupes</text:p>
          </table:table-cell>
          <table:table-cell office:value-type="string" calcext:value-type="string">
            <text:p>- Gestion des politiques de gestion des identités et des accès (IAM)</text:p>
            <text:p>- Liste des groupes d'utilisateurs et niveaux d'accès associés.</text:p>
            <text:p>- Procédures spécifiques pour la gestion des comptes utilisateurs des applications</text:p>
          </table:table-cell>
          <table:table-cell office:value-type="string" calcext:value-type="string">
            <text:p>Fortement recommandé</text:p>
          </table:table-cell>
          <table:table-cell office:value-type="string" calcext:value-type="string">
            <text:p>Oui/N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cédure de réponse aux incidents</text:p>
          </table:table-cell>
          <table:table-cell office:value-type="string" calcext:value-type="string">
            <text:p>- Procédures en cas de défaillance, y compris les stratégies de basculement et de reprise après sinistre (PCA)</text:p>
            <text:p>- Scénarios de tests de reprise après incident (PRA)</text:p>
            <text:p>- Procédures de signalement, de traçabilité et de suivi des incidents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races d’audits </text:p>
          </table:table-cell>
          <table:table-cell office:value-type="string" calcext:value-type="string">
            <text:p>- Registres détaillant les événements de sécurité, les accès système, les modifications de configuration et autres activités sensibles</text:p>
            <text:p>- Politiques et procédures concernant la fréquence, le format et la durée de conservation des audits.</text:p>
            <text:p>- Méthodes d'analyse et de révision des traces d'audit pour identifier les anomalies ou les activités suspectes.</text:p>
            <text:p>- Documentation des systèmes de journalisation des événements (dont durées de conservation)</text:p>
          </table:table-cell>
          <table:table-cell office:value-type="string" calcext:value-type="string">
            <text:p>Fortement recommandé</text:p>
          </table:table-cell>
          <table:table-cell office:value-type="string" calcext:value-type="string">
            <text:p>Oui/N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cédure de sauvegarde et restauration des données</text:p>
          </table:table-cell>
          <table:table-cell office:value-type="string" calcext:value-type="string">
            <text:p>- Plans détaillés indiquant la fréquence des sauvegardes, les types de données sauvegardées, et les méthodes utilisées (incrémentielles, complètes, différentielles).</text:p>
            <text:p>- Protocoles de restauration des données en cas de perte, y compris les tests de restauration et les mesures de vérification de l'intégrité des données.</text:p>
            <text:p>- Emplacements de stockage des sauvegardes (sur site, hors site, cloud) et sécurisation des jeux de sauvegarde.</text:p>
          </table:table-cell>
          <table:table-cell office:value-type="string" calcext:value-type="string">
            <text:p>Indispensable</text:p>
          </table:table-cell>
          <table:table-cell office:value-type="string" calcext:value-type="string">
            <text:p>Oui/N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cord et contrat avec prestataires externes</text:p>
          </table:table-cell>
          <table:table-cell office:value-type="string" calcext:value-type="string">
            <text:p>- Contrats de service détaillant les niveaux de service attendus, les responsabilités en matière de sécurité et la conformité aux normes de sécurité.</text:p>
            <text:p>- Procédures de gestion des prestataires, y compris les audits de sécurité, les évaluations des risques et les révisions contractuelles périodiques.</text:p>
            <text:p>- Clauses de confidentialité et de protection des données, processus en cas de violation de la sécurité et mécanismes de résolution des problèmes.</text:p>
          </table:table-cell>
          <table:table-cell office:value-type="string" calcext:value-type="string">
            <text:p>Fortement recommandé</text:p>
          </table:table-cell>
          <table:table-cell office:value-type="string" calcext:value-type="string">
            <text:p>Oui/Non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Cycle de vie</text:p>
          </table:table-cell>
          <table:table-cell table:style-name="ce10" office:value-type="string" calcext:value-type="string">
            <text:p><text:span text:style-name="T1">- P</text:span><text:span text:style-name="T2">hases développement et installation du SI</text:span></text:p>
            <text:p><text:span text:style-name="T3">- Phase de mise en service opérationnel</text:span></text:p>
            <text:p><text:span text:style-name="T3">- Maintien en condition de sécurité (MCS)</text:span></text:p>
            <text:p><text:span text:style-name="T3">- Maintien en condition opérationnelle (MCO)</text:span></text:p>
            <text:p><text:span text:style-name="T3">- Procédures de retrait de service du SI</text:span></text:p>
          </table:table-cell>
          <table:table-cell office:value-type="string" calcext:value-type="string">
            <text:p>Fortement recommandé</text:p>
          </table:table-cell>
          <table:table-cell office:value-type="string" calcext:value-type="string">
            <text:p>Oui/N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22:12:13.2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5:45:27.949000000</meta:creation-date>
    <meta:generator>LibreOffice/7.6.4.1$Windows_X86_64 LibreOffice_project/e19e193f88cd6c0525a17fb7a176ed8e6a3e2aa1</meta:generator>
    <dc:date>2024-04-18T22:35:57.797000000</dc:date>
    <meta:editing-duration>PT1H29M35S</meta:editing-duration>
    <meta:editing-cycles>11</meta:editing-cycles>
    <meta:document-statistic meta:table-count="1" meta:cell-count="48" meta:object-count="0"/>
  </office:meta>
</office:document-meta>
</file>